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/>
    </style:style>
    <style:style style:name="Tabella4.A" style:family="table-column">
      <style:table-column-properties style:column-width="4.949cm" style:rel-column-width="16380*"/>
    </style:style>
    <style:style style:name="Tabella4.B" style:family="table-column">
      <style:table-column-properties style:column-width="3.755cm" style:rel-column-width="12428*"/>
    </style:style>
    <style:style style:name="Tabella4.C" style:family="table-column">
      <style:table-column-properties style:column-width="2.196cm" style:rel-column-width="7268*"/>
    </style:style>
    <style:style style:name="Tabella4.D" style:family="table-column">
      <style:table-column-properties style:column-width="8.901cm" style:rel-column-width="29459*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background-color="transparent" fo:padding="0cm" fo:border="0.05pt solid #000000">
        <style:background-image/>
      </style:table-cell-properties>
    </style:style>
    <style:style style:name="Tabella4.A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4.D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8.902cm" table:align="margins" style:shadow="none"/>
    </style:style>
    <style:style style:name="Tabella2.A" style:family="table-column">
      <style:table-column-properties style:column-width="5.611cm" style:rel-column-width="41300*"/>
    </style:style>
    <style:style style:name="Tabella2.B" style:family="table-column">
      <style:table-column-properties style:column-width="3.291cm" style:rel-column-width="24235*"/>
    </style:style>
    <style:style style:name="Tabella2.A1" style:family="table-cell">
      <style:table-cell-properties fo:padding="0.049cm" fo:border-left="0.05pt solid #000000" fo:border-right="0.05pt solid #111111" fo:border-top="0.05pt solid #cccccc" fo:border-bottom="0.05pt solid #cccccc"/>
    </style:style>
    <style:style style:name="Tabella2.A2" style:family="table-cell">
      <style:table-cell-properties fo:padding="0.049cm" fo:border-left="0.05pt solid #000000" fo:border-right="none" fo:border-top="none" fo:border-bottom="0.05pt solid #cccccc"/>
    </style:style>
    <style:style style:name="Tabella2.B2" style:family="table-cell">
      <style:table-cell-properties fo:padding="0.049cm" fo:border-left="0.05pt solid #cccccc" fo:border-right="0.05pt solid #111111" fo:border-top="none" fo:border-bottom="0.05pt solid #cccccc"/>
    </style:style>
    <style:style style:name="Tabella2.A3" style:family="table-cell">
      <style:table-cell-properties fo:padding="0.049cm" fo:border-left="0.05pt solid #000000" fo:border-right="0.05pt solid #111111" fo:border-top="none" fo:border-bottom="0.05pt solid #cccccc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bfd8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af421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abfd88" officeooo:paragraph-rsid="00abfd88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af4210" officeooo:paragraph-rsid="00af4210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abfd8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abfd8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9937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6pt" style:font-size-asian="5.25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for each=&quot;bom in load_parent_objects(data)&quot;&gt;">starts for loop</text:text-input></text:p>
      <text:p text:style-name="P8"><text:span text:style-name="T5"><text:placeholder text:placeholder-type="text">&lt;bom.code or bom.product_id.code&gt;</text:placeholder></text:span><text:span text:style-name="T5"> </text:span><text:placeholder text:placeholder-type="text">&lt;bom.name or bom.product_id.name&gt;</text:placeholder><text:line-break/><text:span text:style-name="T6"> 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11">Sotto componente</text:p>
            </table:table-cell>
            <table:table-cell table:style-name="Tabella4.A1" office:value-type="string">
              <text:p text:style-name="P12">Categoria</text:p>
            </table:table-cell>
            <table:table-cell table:style-name="Tabella4.A1" office:value-type="string">
              <text:p text:style-name="P12">Q.</text:p>
            </table:table-cell>
            <table:table-cell table:style-name="Tabella4.D1" office:value-type="string">
              <text:p text:style-name="P11">Parte finale</text:p>
            </table:table-cell>
          </table:table-row>
        </table:table-header-rows>
        <table:table-row>
          <table:table-cell table:style-name="Tabella4.A2" table:number-columns-spanned="4" office:value-type="string">
            <text:p text:style-name="P4"><text:text-input text:description="&lt;for each=&quot;hw in bom.bom_line_ids&quot;&gt;">starts for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4"><text:placeholder text:placeholder-type="text">&lt;hw.product_id.default_code&gt;</text:placeholder></text:p>
          </table:table-cell>
          <table:table-cell table:style-name="Tabella4.A3" office:value-type="string">
            <text:p text:style-name="P9"><text:placeholder text:placeholder-type="text">&lt;hw.category_id.name or '?'&gt;</text:placeholder></text:p>
          </table:table-cell>
          <table:table-cell table:style-name="Tabella4.A3" office:value-type="string">
            <text:p text:style-name="P9"><text:placeholder text:placeholder-type="text">&lt;int(hw.product_qty)&gt;</text:placeholder></text:p>
          </table:table-cell>
          <table:table-cell table:style-name="Tabella4.D3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table:number-columns-spanned="2" office:value-type="string">
                  <text:p text:style-name="P13"><text:placeholder text:placeholder-type="text">&lt;for each="comp in hw.product_id.half_bom_ids"&gt;</text:placeholder></text:p>
                </table:table-cell>
                <table:covered-table-cell/>
              </table:table-row>
              <table:table-row>
                <table:table-cell table:style-name="Tabella2.A2" office:value-type="string">
                  <text:p text:style-name="P13"><text:placeholder text:placeholder-type="text">&lt;comp.product_id.default_code&gt;</text:placeholder></text:p>
                </table:table-cell>
                <table:table-cell table:style-name="Tabella2.B2" office:value-type="string">
                  <text:p text:style-name="P14"><text:placeholder text:placeholder-type="text">&lt;comp.product_qty&gt;</text:placeholder></text:p>
                </table:table-cell>
              </table:table-row>
              <table:table-row>
                <table:table-cell table:style-name="Tabella2.A3" table:number-columns-spanned="2" office:value-type="string">
                  <text:p text:style-name="P13"><text:placeholder text:placeholder-type="text">&lt;/for&gt;</text:placeholder></text:p>
                </table:table-cell>
                <table:covered-table-cell/>
              </table:table-row>
            </table:table>
            <text:p text:style-name="P10"/>
          </table:table-cell>
        </table:table-row>
        <table:table-row>
          <table:table-cell table:style-name="Tabella4.D3" table:number-columns-spanned="4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</table:table-row>
      </table:table>
      <text:p text:style-name="P5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MT4" style:family="text">
      <style:text-properties officeooo:rsid="00993766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PADRE (componenti finali)</text:span></text:p>
        <text:p text:style-name="MP2">Filtro: <text:span text:style-name="MT4">Distinte categoria padre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07T16:04:22.449517317</dc:date>
    <dc:creator>thebrush </dc:creator>
    <meta:editing-duration>PT14H59M25S</meta:editing-duration>
    <meta:editing-cycles>164</meta:editing-cycles>
    <meta:document-statistic meta:table-count="2" meta:image-count="0" meta:object-count="0" meta:page-count="1" meta:paragraph-count="19" meta:word-count="58" meta:character-count="469" meta:non-whitespace-character-count="434"/>
  </office:meta>
</office:document-meta>
</file>